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fo:font-style="normal" fo:font-weight="normal" officeooo:rsid="001ecf17" officeooo:paragraph-rsid="001ecf17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 style:list-style-name="L1">
      <style:text-properties fo:font-size="12pt" fo:font-style="normal" fo:font-weight="normal" officeooo:rsid="001b388d" officeooo:paragraph-rsid="001ecf1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b388d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b388d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fo:font-weight="normal" officeooo:rsid="0017b03c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font-size="12pt" fo:font-style="normal" fo:font-weight="normal" officeooo:rsid="001d2fe4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fo:font-weight="normal" officeooo:rsid="00171888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normal" officeooo:rsid="0015e9e6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fo:font-weight="normal" officeooo:rsid="00199c05" officeooo:paragraph-rsid="00206d2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fo:font-weight="bold" officeooo:rsid="001ecf17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fo:font-size="12pt" fo:font-style="normal" fo:font-weight="bold" officeooo:rsid="0017b03c" officeooo:paragraph-rsid="00206d2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d2f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f17" style:font-weight-asian="bold" style:font-weight-complex="bold"/>
    </style:style>
    <style:style style:name="T4" style:family="text">
      <style:text-properties fo:font-weight="bold" officeooo:rsid="00206d2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388d" style:font-size-asian="12pt" style:font-size-complex="12pt"/>
    </style:style>
    <style:style style:name="T7" style:family="text">
      <style:text-properties officeooo:rsid="00206d2e"/>
    </style:style>
    <style:style style:name="T8" style:family="text">
      <style:text-properties officeooo:rsid="0017b03c"/>
    </style:style>
    <style:style style:name="T9" style:family="text">
      <style:text-properties officeooo:rsid="00199c05"/>
    </style:style>
    <style:style style:name="T10" style:family="text">
      <style:text-properties officeooo:rsid="001b38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3303888780012046" text:style-name="L1">
        <text:list-item>
          <text:p text:style-name="P1">Nazwa: <text:span text:style-name="T4">Zakupy</text:span></text:p>
        </text:list-item>
        <text:list-item>
          <text:p text:style-name="P1">Cel: <text:span text:style-name="T4">Zakup towaru</text:span></text:p>
        </text:list-item>
        <text:list-item>
          <text:p text:style-name="P1">Aktor: <text:span text:style-name="T2">Pracownik sklepu </text:span><text:span text:style-name="T4">I/lub klient</text:span></text:p>
        </text:list-item>
        <text:list-item>
          <text:p text:style-name="P2">Warunki wstępne:</text:p>
          <text:list>
            <text:list-item>
              <text:p text:style-name="P8">Produkty <text:span text:style-name="T8">wystawione na sprzedaż</text:span> są dostępne, tzn. są w magazynie</text:p>
            </text:list-item>
            <text:list-item>
              <text:p text:style-name="P9">Właściciel podpiął swoje konto bankowe pod system</text:p>
            </text:list-item>
            <text:list-item>
              <text:p text:style-name="P8">Klient posiada połączenie internetowe</text:p>
            </text:list-item>
            <text:list-item>
              <text:p text:style-name="P8">Jeśli właściciel nie uwzględnia płatności przy odbiorze, klient posiada konto bankowe lub kartę płatniczą</text:p>
            </text:list-item>
          </text:list>
        </text:list-item>
        <text:list-item>
          <text:p text:style-name="P3">Warunki końcowe</text:p>
          <text:list>
            <text:list-item>
              <text:p text:style-name="P3">Baza produktów została zaktualizowana do stanu rzeczywistego</text:p>
            </text:list-item>
          </text:list>
        </text:list-item>
        <text:list-item>
          <text:p text:style-name="P11">Scenariusz</text:p>
          <text:list>
            <text:list-item>
              <text:p text:style-name="P5">Klient wchodzi na stronę lub bezpośrednio do komisu</text:p>
            </text:list-item>
            <text:list-item>
              <text:p text:style-name="P5">Klient kupuje produkt:</text:p>
              <text:list>
                <text:list-item>
                  <text:p text:style-name="P12">Przez internet</text:p>
                  <text:list>
                    <text:list-item>
                      <text:p text:style-name="P5">Klient dokonuje zamówienia</text:p>
                    </text:list-item>
                    <text:list-item>
                      <text:p text:style-name="P5">klient wypełnia formularz kontaktowy</text:p>
                    </text:list-item>
                    <text:list-item>
                      <text:p text:style-name="P5">Klient <text:span text:style-name="T9">potwierdza poprawność danych</text:span></text:p>
                    </text:list-item>
                    <text:list-item>
                      <text:p text:style-name="P10">Zamówienie zostaje zarejestrowane przez system, zamówione produkty zostają oznaczone jako zarezerwowane i nie są dostępne do kupna</text:p>
                    </text:list-item>
                    <text:list-item>
                      <text:p text:style-name="P5">Klient dokonuje płatności, lub wybiera płatność przy odbiorze</text:p>
                      <text:list>
                        <text:list-item>
                          <text:p text:style-name="P5">W pierwszym przypadku system odnotowuje płatność, w drugim dalej</text:p>
                        </text:list-item>
                      </text:list>
                    </text:list-item>
                    <text:list-item>
                      <text:p text:style-name="P5">Zamówienie zostaje oznaczone jako gotowe do realizacji</text:p>
                    </text:list-item>
                    <text:list-item>
                      <text:p text:style-name="P5">Pracownik komisu loguje się do systemu i widzi stan zamówienia</text:p>
                    </text:list-item>
                    <text:list-item>
                      <text:p text:style-name="P5">Pracownik komisu realizuje zamówienie oraz oznacza zamówienie w systemie jako zrealizowane</text:p>
                    </text:list-item>
                    <text:list-item>
                      <text:p text:style-name="P5">System redukuje liczbę dostępnych w magazynie produktów o produkty zakupione</text:p>
                    </text:list-item>
                  </text:list>
                </text:list-item>
                <text:list-item>
                  <text:p text:style-name="P12">Na miejscu</text:p>
                  <text:list>
                    <text:list-item>
                      <text:p text:style-name="P5">Po zapłacie, pracownik loguje się do systemu oraz wprowadza ID zakupionych produktów</text:p>
                    </text:list-item>
                    <text:list-item>
                      <text:p text:style-name="P5">System redukuje liczbę dostępnych w magazynie produktów na podstaw<text:span text:style-name="T7">ie tego, co wprowadził pracownik komisu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Scenariusz alternatywny <text:span text:style-name="T7">1</text:span></text:p>
          <text:list>
            <text:list-item>
              <text:p text:style-name="P10">Kroki od jeden do <text:span text:style-name="T7">2.1.3</text:span> ze scenariusza głównego</text:p>
            </text:list-item>
            <text:list-item>
              <text:p text:style-name="P10">Klient wybiera płatność internetową </text:p>
            </text:list-item>
            <text:list-item>
              <text:p text:style-name="P10">Klient nie uiszcza zapłaty w wyznaczonym terminie (do ustalenia, standardowo 5 dni roboczych)</text:p>
            </text:list-item>
            <text:list-item>
              <text:p text:style-name="P10">Zamówienie zostaje oznaczone jako anulowane</text:p>
            </text:list-item>
            <text:list-item>
              <text:p text:style-name="P10">Produkty zarezerwowane zostają oznaczone jako dostępne d<text:span text:style-name="T7">o kupna</text:span></text:p>
            </text:list-item>
          </text:list>
        </text:list-item>
        <text:list-item>
          <text:p text:style-name="P10"><text:span text:style-name="T3">Scenariusz alternatywny </text:span><text:span text:style-name="T4">2</text:span></text:p>
          <text:list>
            <text:list-item>
              <text:p text:style-name="P10">Kroki od 1 do <text:span text:style-name="T7">2.1.7</text:span> scenariusza głównego</text:p>
            </text:list-item>
            <text:list-item>
              <text:p text:style-name="P10">Pracownik komisu odkrywa, że zamówionego produktu nie ma w magazynie</text:p>
            </text:list-item>
            <text:list-item>
              <text:p text:style-name="P10">Pracownik oznacza w systemie, iż wystąpił brak zamówionego produktu</text:p>
            </text:list-item>
            <text:list-item>
              <text:p text:style-name="P10">Jeżeli brakujący produkt był jedynym składnikiem zamówienia</text:p>
              <text:list>
                <text:list-item>
                  <text:p text:style-name="P10"><text:s/>System wysyła do klienta wiadomość email z informacją o braku dostępności oraz przeprosinami</text:p>
                </text:list-item>
                <text:list-item>
                  <text:p text:style-name="P10">System anuluje zamówienie</text:p>
                </text:list-item>
                <text:list-item>
                  <text:p text:style-name="P10">Pracownik manualnie przelewa pieniądze na konto klienta</text:p>
                </text:list-item>
              </text:list>
            </text:list-item>
            <text:list-item>
              <text:p text:style-name="P10">Jeżeli zamówienie składa się z większej ilości produktów</text:p>
              <text:list>
                <text:list-item>
                  <text:p text:style-name="P10">System wysyła wiadomość email do klienta z informacją o zaistniałej sytuacji oraz <text:span text:style-name="T10">zapytaniem czy klient chce zakupić pozostałe produkty</text:span></text:p>
                </text:list-item>
                <text:list-item>
                  <text:p text:style-name="P4"><text:soft-page-break/>Klient wybiera w formularzu odpowiedź twierdzącą</text:p>
                  <text:list>
                    <text:list-item>
                      <text:p text:style-name="P4">System anuluje zamówienie</text:p>
                    </text:list-item>
                    <text:list-item>
                      <text:p text:style-name="P4">System tworzy nowe zamówienie z pozostałych, dostępnych produktów</text:p>
                    </text:list-item>
                    <text:list-item>
                      <text:p text:style-name="P4">Pracownik manualnie przelewa różnicę pieniężną na konto klienta</text:p>
                    </text:list-item>
                  </text:list>
                </text:list-item>
                <text:list-item>
                  <text:p text:style-name="P4">Klient wybiera w formularzu odpowiedź negatywną</text:p>
                  <text:list>
                    <text:list-item>
                      <text:p text:style-name="P4"><text:span text:style-name="T7">Kroki 4.2 oraz 4.3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8:50.196489990</meta:creation-date>
    <dc:date>2017-04-05T12:18:41.212704017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92" meta:character-count="2636" meta:non-whitespace-character-count="2340"/>
  </office:meta>
</office:document-meta>
</file>